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437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justify"/>
    </style:style>
    <style:style style:name="P9" style:family="paragraph">
      <style:paragraph-properties fo:text-align="justify" style:writing-mode="lr-tb"/>
    </style:style>
    <style:style style:name="P10" style:family="paragraph">
      <style:paragraph-properties fo:margin-left="0cm" fo:margin-right="0cm" fo:margin-top="0cm" fo:margin-bottom="0.499cm" fo:text-indent="0cm" style:writing-mode="lr-tb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4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16pt" style:font-size-complex="16pt"/>
    </style:style>
    <style:style style:name="T6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437cm" svg:x="2.2cm" svg:y="10.682cm" presentation:class="title" presentation:user-transformed="true">
          <draw:text-box>
            <text:p><text:span text:style-name="T1">Administração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C.T. Informática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ceito de auditoria</text:p>
              </text:list-item>
              <text:list-item>
                <text:p>Reconhecimento passi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scobrindo mais informações a partir da rede</text:p>
              </text:list-item>
              <text:list-item>
                <text:p>Explorando vulnerabi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Revisando as etapas do pentest</text:p>
          </draw:text-box>
        </draw:frame>
        <draw:frame presentation:style-name="pr5" draw:layer="layout" svg:width="24cm" svg:height="12.18cm" svg:x="1.887cm" svg:y="5.177cm" presentation:class="outline" presentation:user-transformed="true">
          <draw:text-box>
            <text:list text:style-name="L3">
              <text:list-item>
                <text:p>Reconhecimento</text:p>
                <text:list>
                  <text:list-item>
                    <text:p>Passivo: sem entrar em contato → ex: descobrir informações na Internet</text:p>
                  </text:list-item>
                  <text:list-item>
                    <text:p>Ativo: entrando em contato. Ex: usar ping para descobrir hosts ativos</text:p>
                  </text:list-item>
                </text:list>
              </text:list-item>
              <text:list-item>
                <text:p>Sondagem da rede</text:p>
              </text:list-item>
              <text:list-item>
                <text:p>Sondagem dos hosts</text:p>
              </text:list-item>
              <text:list-item>
                <text:p>Exploração de vulnerabilidade</text:p>
              </text:list-item>
              <text:list-item>
                <text:p>Escalada de privilég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trando na re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a entrar na rede, as tentativas mais comuns são:</text:p>
                <text:list>
                  <text:list-item>
                    <text:p>Pode-se tentar acesso físico a um conector RJ45</text:p>
                  </text:list-item>
                  <text:list-item>
                    <text:p>Tentar o primeiro acesso através da rede WiFi do estabelecimento</text:p>
                  </text:list-item>
                  <text:list-item>
                    <text:p>Se a invasão começar a partir da Internet pode-se começar a testar primeiro os servidores DNS e Web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ndage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de primeiro x Host primeiro</text:p>
                <text:list>
                  <text:list-item>
                    <text:p>Dependendo do contexto a ordem dessas etapas pode ser invertida</text:p>
                  </text:list-item>
                  <text:list-item>
                    <text:p>Quando já se está dentro da rede, geralmente o próximo passo é descobrir os hosts da rede</text:p>
                  </text:list-item>
                  <text:list-item>
                    <text:p>Quando já existe um alvo definido (ex: servidor específico), geralmente a próxima etapa é sondar esse ho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1">Passo: Descoberta de host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pós descobrir informações sobre o alvo com o reconhecimento passivo (sem entrar em contato com o alvo) e o reconhecimento ativo (entrando em contato) o próximo passo muitas vezes é descobrir quais hosts da rede</text:p>
              </text:list-item>
              <text:list-item>
                <text:p>Pode-se até usar com hosts da Internet mas esse passo é mais interessante quando já se está dentro d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rramenta nmap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O nmap é uma das ferramentas mais utilizas tanto para sondar </text:span>(usa-se bastante o termo “varrer” e/ou “scanning”) a rede e também algum host específico</text:p>
              </text:list-item>
              <text:list-item>
                <text:p>O nmap tem muitas opções e seu uso aprofundado não é o tópico desse curso</text:p>
              </text:list-item>
              <text:list-item>
                <text:p>Ele também é bastante usado em diagnóstico de problemas</text:p>
              </text:list-item>
              <text:list-item>
                <text:p>Seu uso pode ser detectado pelo administrador de redes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map para varrer a re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emplo de uso:</text:p>
                <text:p>$ nmap -sP 172.19.20.*</text:p>
                <text:list>
                  <text:list-item>
                    <text:p>Vai procurar todos os hosts dentro da rede atual cujo IP começam com 172.19.2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ost scanning com nma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vez descoberto os IPs pode-se usar novamente o nmap para descobrir mais informações (qual sistema operacional e versão do mesmo, quais portas estão abertas, etc)</text:p>
                <text:p>$ nmap IP</text:p>
              </text:list-item>
              <text:list-item>
                <text:p>Exemplo</text:p>
                <text:p>$ nmap 127.0.0.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3">Explorando vulnerabilidade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ma vez obtidas informações sobre a rede e principalmente sobre o host (sistema operacional, portas abertas, etc) a próxima etapa é explorar possíveis vulnerabilidades.</text:p>
                <text:list>
                  <text:list-item>
                    <text:p>Um caminho nesse momento é procurar vulnerabilidades. Essa procura pode ser:</text:p>
                    <text:list>
                      <text:list-item>
                        <text:p>Manual através de procura em sites como <text:s/><text:a xlink:href="https://www.exploit-db.com/" xlink:type="simple">https://www.exploit-db.com/</text:a></text:p>
                      </text:list-item>
                      <text:list-item>
                        <text:p>Semi-automatizada através de softwares como metasploit ou burp sui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uditoria externa</text:p>
          </draw:text-box>
        </draw:frame>
        <draw:frame presentation:style-name="pr5" draw:text-style-name="P1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Contratada: </text:p>
                <text:list>
                  <text:list-item>
                    <text:p>Para reduzir custos</text:p>
                  </text:list-item>
                  <text:list-item>
                    <text:p>Por não ter o “<text:span text:style-name="T4">know how</text:span>”</text:p>
                  </text:list-item>
                  <text:list-item>
                    <text:p>Para dar mais confiabilidade: muito comum em auditoria fiscal. Ex: Padrões ISO</text:p>
                  </text:list-item>
                </text:list>
              </text:list-item>
              <text:list-item>
                <text:p>Órgãos de controle</text:p>
                <text:list>
                  <text:list-item>
                    <text:p>Entre órgãos públicos. Ex: Controladoria Geral da União (CGU)</text:p>
                  </text:list-item>
                  <text:list-item>
                    <text:p>Para agentes privados. Ex: fiscalização sanitá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auditori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inanceira</text:p>
              </text:list-item>
              <text:list-item>
                <text:p>Ambiental</text:p>
              </text:list-item>
              <text:list-item>
                <text:p>De qualidade</text:p>
              </text:list-item>
              <text:list-item>
                <text:p>De segurança do trabalho</text:p>
              </text:list-item>
              <text:list-item>
                <text:p>De segurança da informação</text:p>
              </text:list-item>
              <text:list-item>
                <text:p>???</text:p>
              </text:list-item>
              <text:list-item>
                <text:p>???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8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 text:style-name="P6">Em TI, auditoria está muito ligada à segurança da informação.</text:p>
                <text:p/>
              </text:list-header>
              <text:list-item>
                <text:p>Por que isso aconte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uditor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drões:</text:p>
                <text:list>
                  <text:list-item>
                    <text:p>Internos (desenvolvidos pela própria organização)</text:p>
                  </text:list-item>
                  <text:list-item>
                    <text:p>Normas e leis: NBR 27001/27002; Lei Geral de Proteção de Dados (LGPD);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8" draw:text-style-name="P1" draw:layer="layout" svg:width="24.599cm" svg:height="3.625cm" svg:x="2cm" svg:y="0.777cm" presentation:class="title" presentation:user-transformed="true">
          <draw:text-box>
            <text:p>Auditoria de Segurança da Inform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Podemos definir auditoria como a medição de algo contra um padrão. Apesar de estarmos tratando de Segurança da Informação, o conceito de auditoria pode ser aplicado em qualquer área, como qualidade, ambiental, financeira, de conformidade etc.”</text:p>
                <text:p text:style-name="P7"><text:span text:style-name="T5">PEIXINHO, Ivo de Carvalho; FONSECA, Francisco M.; LIMA, Franscisco M. Segurança de Redes e Sistemas. Escola Superior de Redes RNP", Rio de Janeiro/RJ, 201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8" draw:text-style-name="P1" draw:layer="layout" svg:width="24.599cm" svg:height="3.625cm" svg:x="2cm" svg:y="0.777cm" presentation:class="title" presentation:user-transformed="true">
          <draw:text-box>
            <text:p text:style-name="P6">Auditoria de Segurança da Informação (2)</text:p>
          </draw:text-box>
        </draw:frame>
        <draw:frame presentation:style-name="pr5" draw:text-style-name="P9" draw:layer="layout" svg:width="24cm" svg:height="12.18cm" svg:x="2cm" svg:y="5.02cm" presentation:class="outline" presentation:user-transformed="true">
          <draw:text-box>
            <text:list text:style-name="L3">
              <text:list-header>
                <text:p text:style-name="P8">“Quando tratamos especificamente de auditoria de SI, podemos estar auditando o cumprimento de uma política de segurança, a eficácia de um novo sistema de segurança (como um firewall), se um sistema está com todas as correções conhecidas aplicadas, entre outros. […] Entre as técnicas utilizadas em auditorias, as mais comuns são a análise de vulnerabilidades e os testes de penetração (penetration testing ou pentest).”</text:p>
                <text:p text:style-name="P7">Peixinho et 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écnicas comu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nálise de vulnerabilidade: mais específica; geralmente contra um “alvo” único: hardware ou software; informações internas;</text:p>
              </text:list-item>
              <text:list-item>
                <text:p>Pentest: mais abrangente, geralmente contra uma rede ou um sistema; teste “black box”;</text:p>
                <text:list>
                  <text:list-item>
                    <text:p>Teste black box: o testador não sabe nada sobre o funcionamento interno do sistema</text:p>
                    <text:list>
                      <text:list-item>
                        <text:p>É o contrário do teste “white box” no qual o testador usa o conhecimento do sistema para elaborar os tes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álise de vulnerabilidade</text:p>
          </draw:text-box>
        </draw:frame>
        <draw:frame presentation:style-name="pr5" draw:text-style-name="P1" draw:layer="layout" svg:width="24cm" svg:height="12.18cm" svg:x="2cm" svg:y="4.82cm" presentation:class="outline" presentation:user-transformed="true">
          <draw:text-box>
            <text:list text:style-name="L3">
              <text:list-item>
                <text:p>Podemos averiguar:</text:p>
                <text:list>
                  <text:list-item>
                    <text:p>Senhas e configurações padrão</text:p>
                    <text:list>
                      <text:list-item>
                        <text:p>Exemplo: cofre</text:p>
                      </text:list-item>
                    </text:list>
                  </text:list-item>
                  <text:list-item>
                    <text:p>Ataques de negação de serviço</text:p>
                  </text:list-item>
                  <text:list-item>
                    <text:p>Controle de acesso</text:p>
                  </text:list-item>
                  <text:list-item>
                    <text:p>Falhas comuns (especialmente recentes)</text:p>
                    <text:list>
                      <text:list-item>
                        <text:p>Geralmente com uso de ferramentas automatizadas</text:p>
                      </text:list-item>
                    </text:list>
                  </text:list-item>
                  <text:list-item>
                    <text:p>Código-fonte (backdoors e/ou erros de programaçã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tapas de um Pentest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1. Descoberta de informações públicas: Envolve obter informações públicas sobre o alvo</text:p>
              </text:list-item>
              <text:list-item>
                <text:p>2. Mapeamento de hosts da rede/portas abertas</text:p>
              </text:list-item>
              <text:list-item>
                <text:p>3. Exploração de vulnerabilidades contra host/sistema</text:p>
              </text:list-item>
              <text:list-item>
                <text:p>4. Escalada de privilégios</text:p>
              </text:list-item>
              <text:list-item>
                <text:p>5. Pós-explo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ós-explora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1. Decidir quais próximos alvos na rede</text:p>
              </text:list-item>
              <text:list-item>
                <text:p>2. Procurar alguma informação específica no host comprometido</text:p>
              </text:list-item>
              <text:list-item>
                <text:p>3. Cobrir os rastros</text:p>
              </text:list-item>
              <text:list-item>
                <text:p>4. Elaborar relatório contendo sugestões de melh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escoberta de informaçõ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descoberta de informações geralmente se dá a partir de fora da rede.</text:p>
              </text:list-item>
              <text:list-item>
                <text:p>Pode ser classificada em ativa ou passiva:</text:p>
                <text:list>
                  <text:list-item>
                    <text:p>Passiva: Usa-se somente informações públicas. O host pode nem saber que está sendo ata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0"><text:span text:style-name="T6">Pentest fundamentals </text:span><text:span text:style-name="T6"><text:a xlink:href="https://tryhackme.com/r/room/pentestingfundamentals" xlink:type="simple">https://tryhackme.com/r/room/pentestingfundamentals</text:a></text:span></text:p>
              </text:list-item>
              <text:list-item>
                <text:p text:style-name="P10"><text:span text:style-name="T5">Passive Reconnaissance https://tryhackme.com/r/room/passiverecon</text:span></text:p>
              </text:list-item>
              <text:list-item>
                <text:p text:style-name="P10"><text:span text:style-name="T5">PEIXINHO, Ivo de Carvalho; FONSECA, Francisco M.; LIMA, Franscisco M. Segurança de Redes e Sistemas. Escola Superior de Redes RNP", Rio de Janeiro/RJ, 201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T14H55M56S</meta:editing-duration>
    <meta:editing-cycles>126</meta:editing-cycles>
    <meta:generator>LibreOffice/7.3.7.2$Linux_X86_64 LibreOffice_project/30$Build-2</meta:generator>
    <dc:title>Impress</dc:title>
    <dc:date>2024-10-16T16:49:15.177001491</dc:date>
    <dc:creator>Vinícius Alves Hax</dc:creator>
    <meta:document-statistic meta:object-count="126"/>
  </office:meta>
</office:document-meta>
</file>